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align="right"/>
    </style:style>
    <style:style style:name="P2" style:family="paragraph" style:parent-style-name="Normal">
      <style:paragraph-properties fo:text-align="center"/>
    </style:style>
  </office:automatic-styles>
  <office:body>
    <office:text>
      <text:p text:style-name="P1">23 Feb. 2026</text:p>
      <text:p text:style-name="P2"><text:span text:style-name="T1">I.</text:span></text:p>
      <text:p text:style-name="Normal"/>
      <text:p text:style-name="Normal">Underground, I stood. In front of me was a stone. And in that stone – a sword.</text:p>
      <text:p text:style-name="Normal"/>
      <text:p text:style-name="Normal">Its handle was sticking outside. I came closer, I pulled it; nothing changed.</text:p>
      <text:p text:style-name="Normal"/>
      <text:p text:style-name="Normal"/>
      <text:p text:style-name="Normal">I sat nearby, on ground; wondered if it’s worth effort: I couldn’t use it – I’m no swordsman.</text:p>
      <text:p text:style-name="Normal"/>
      <text:p text:style-name="Normal">Could swords feel things? Would it be lonely if I left it alone? I did not know.</text:p>
      <text:p text:style-name="Normal"/>
      <text:p text:style-name="Normal">It must be treasured; if not by its user, then the maker themselves.</text:p>
      <text:p text:style-name="Normal"/>
      <text:p text:style-name="Normal">But no...It doesn’t matter either; it’s made by people, for people: Leaving it here would be disrespectful.</text:p>
      <text:p text:style-name="Normal"/>
      <text:p text:style-name="Normal">As it is often said, everything has its own story. Everything was made for reason.</text:p>
      <text:p text:style-name="Normal"/>
      <text:p text:style-name="Normal">But what good would it do? Aren’t swords meant to kill people?</text:p>
      <text:p text:style-name="Normal"/>
      <text:p text:style-name="Normal">Of course, some do enjoy just watching on them, but it’s wrong...Or is it?</text:p>
      <text:p text:style-name="Normal"/>
      <text:p text:style-name="Normal">It’s not sword’s fault if it’s misused, after all.</text:p>
      <text:p text:style-name="Normal"/>
      <text:p text:style-name="Normal"/>
      <text:p text:style-name="Normal">I stood again. I pulled it. I pulled it harder.</text:p>
      <text:p text:style-name="Normal"/>
      <text:p text:style-name="Normal">I pulled it as hard as I’ve never pulled anything else in my life.</text:p>
      <text:p text:style-name="Normal"/>
      <text:p text:style-name="Normal">I fell back. The sword stayed there, still.</text:p>
      <text:p text:style-name="Normal"/>
      <text:p text:style-name="Normal">Then I stood again, and tried again, and fell again. Then again. And again.</text:p>
      <text:p text:style-name="Normal"/>
      <text:p text:style-name="Normal">It wouldn’t work; I wondered why.</text:p>
      <text:p text:style-name="Normal"/>
      <text:p text:style-name="Normal">I pulled it... I pulled it... And I pulled it...</text:p>
      <text:p text:style-name="Normal"/>
      <text:p text:style-name="Normal">...</text:p>
      <text:p text:style-name="Normal"/>
      <text:p text:style-name="Normal">I stopped. I stood. I went away.</text:p>
      <text:p text:style-name="Normal"/>
      <text:p text:style-name="Normal">I didn’t think I can do it.</text:p>
      <text:p text:style-name="Normal"/>
      <text:p text:style-name="Normal"/>
      <text:p text:style-name="Normal">I needed to find help.</text:p>
      <text:p text:style-name="Normal"/>
      <text:p text:style-name="Normal">Perhaps with it ... I’d do better next time.</text:p>
      <text:p text:style-name="Normal"/>
      <text:p text:style-name="Normal">I hoped to return with help to let it find a way out.</text:p>
      <text:p text:style-name="Normal"/>
      <text:p text:style-name="P2"><text:span text:style-name="T1">II.</text:span></text:p>
      <text:p text:style-name="Normal"/>
      <text:p text:style-name="Normal">In time, I returned. I did not become any stronger; nobody agreed to help me.</text:p>
      <text:p text:style-name="Normal">Well, why’d someone want to help me to pull a sword? ...Right? Right!</text:p>
      <text:p text:style-name="Normal"/>
      <text:p text:style-name="Normal">...I shouldn’t have returned, but I felt wrong leaving it.</text:p>
      <text:p text:style-name="Normal"/>
      <text:p text:style-name="Normal">Maybe I wanted to help it, even if it’s impossible; or to give it a sense of being cared.</text:p>
      <text:p text:style-name="Normal">Or I blamed myself for being unable of helping, since I am, perhaps, the only one who knows about it.</text:p>
      <text:p text:style-name="Normal">Or I wanted to give me an illusion of caring, by doing something as meaningless as that.</text:p>
      <text:p text:style-name="Normal"/>
      <text:p text:style-name="Normal">Silly. I couldn’t have been possibly looking for forgiveness.</text:p>
      <text:p text:style-name="Normal"/>
      <text:p text:style-name="Normal">Swords, even if can feel, certainly don’t speak.</text:p>
      <text:p text:style-name="Normal">I wouldn’t want forgiveness, since it wouldn’t show it anyway.</text:p>
      <text:p text:style-name="Normal">It was impractical. And I was... Selfish.</text:p>
      <text:p text:style-name="Normal"/>
      <text:p text:style-name="Normal">I wasn’t this kind, or was I? Honestly, I did not know.</text:p>
      <text:p text:style-name="Normal"/>
      <text:p text:style-name="Normal">Yet, still, I pulled the sword.</text:p>
      <text:p text:style-name="Normal"/>
      <text:p text:style-name="Normal">At times, I could imagine getting it out, wielding it.</text:p>
      <text:p text:style-name="Normal">...but I was no swordsman, so it was nothing more than a dream.</text:p>
      <text:p text:style-name="Normal"/>
      <text:p text:style-name="Normal">I wondered if there was a point.</text:p>
      <text:p text:style-name="Normal"/>
      <text:p text:style-name="Normal">Silly! ...There wasn’t one, obviously.</text:p>
      <text:p text:style-name="Normal"/>
      <text:p text:style-name="Normal">But I continued anyway. Because I could not stop.</text:p>
      <text:p text:style-name="Normal">Perhaps because I did not want to stop.</text:p>
      <text:p text:style-name="Normal">Or because I believed it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